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4D000001BDDA9543E4D96E585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219cm, 0cm, 0.185cm, 2.05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x="1.529cm" svg:y="0.635cm" svg:width="13.534cm" svg:height="7.37cm" draw:z-index="0"><draw:image xlink:href="Pictures/100000000000024D000001BDDA9543E4D96E585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6:01:51.103991804</meta:creation-date>
    <dc:date>2018-06-01T18:01:33.604599036</dc:date>
    <meta:editing-duration>PT1H42M21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